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style:font-weight-asian="bold" style:font-weight-complex="bold"/>
    </style:style>
    <style:style style:name="P2" style:family="paragraph" style:parent-style-name="Standard">
      <style:paragraph-properties fo:text-align="start" style:justify-single-word="false"/>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m Companion – Full</text:p>
      <text:p text:style-name="P1"/>
      <text:p text:style-name="P2">1.<text:tab/>Introduction</text:p>
      <text:p text:style-name="P2"/>
      <text:p text:style-name="P3">The goal of this project is to explore the feasibility of building an autonomous conversational agent to sustain a dialogue with a person perpetrating advance fee fraud over email.</text:p>
      <text:p text:style-name="P3"/>
      <text:p text:style-name="P3">Advance fee fraud (AFF) emails are identical or nearly identical messages sent in bulk to a large number of recipients. They are considered to be a subset of email spam, however, unlike traditional spam messages, their purpose is not to advertise products (commonly, pharmaceuticals), but to convince the recipient to advance sums of money in the hope of eventually realizing a significantly larger gain. Because of this, AFF emails can be defined at the intersection of spam and social engineering.</text:p>
      <text:p text:style-name="P3"/>
      <text:p text:style-name="P3">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18T12:13:44</dc:date>
    <dc:creator>Ivan Trendafilov</dc:creator>
    <meta:editing-duration>PT1H8M27S</meta:editing-duration>
    <meta:editing-cycles>6</meta:editing-cycles>
    <meta:generator>LibreOffice/3.3$Unix LibreOffice_project/330m19$Build-401</meta:generator>
    <meta:document-statistic meta:table-count="0" meta:image-count="0" meta:object-count="0" meta:page-count="1" meta:paragraph-count="5" meta:word-count="328" meta:character-count="2005"/>
  </office:meta>
</office:document-meta>
</file>